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3.166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dit=4</text:p>
          </table:table-cell>
          <table:table-cell table:style-name="ce3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send=2</text:p>
          </table:table-cell>
          <table:table-cell table:style-name="ce3" office:value-type="string">
            <text:p>view=4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delete=4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(PDIR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open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open=4</text:p>
          </table:table-cell>
          <table:table-cell table:style-name="ce3" office:value-type="string">
            <text:p>modify=4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recherche(PSEARCH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xecute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execute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masque de saisie(MASK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 familles</text:p>
          </table:table-cell>
          <table:table-cell table:style-name="ce1" office:value-type="string">
            <text:p>familles</text:p>
          </table:table-cell>
          <table:table-cell table:style-name="ce1" office:value-type="string">
            <text:p>attrid</text:p>
          </table:table-cell>
          <table:table-cell table:style-name="ce1" office:value-type="string">
            <text:p>visibilité</text:p>
          </table:table-cell>
          <table:table-cell table:style-name="ce1" office:value-type="string">
            <text:p>obligatoire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famille(PFAM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1">
            <text:p>51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create=2</text:p>
          </table:table-cell>
          <table:table-cell table:style-name="ce3" office:value-type="string">
            <text:p>icreate=2</text:p>
          </table:table-cell>
          <table:table-cell table:style-name="ce3" office:value-type="string">
            <text:p>edit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table:number-columns-repeated="16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vues</text:p>
          </table:table-cell>
          <table:table-cell table:style-name="ce1" office:value-type="string">
            <text:p>id vue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zone</text:p>
          </table:table-cell>
          <table:table-cell table:style-name="ce1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3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1">
            <text:p>50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MEMBERS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ADMIN=4</text:p>
          </table:table-cell>
          <table:table-cell table:style-name="ce3" office:value-type="string">
            <text:p>CG=4</text:p>
          </table:table-cell>
          <table:table-cell table:style-name="ce3" office:value-type="string">
            <text:p>RESTRICT=4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famille(PFAM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"/>
          <table:table-cell table:style-name="ce3" office:value-type="string">
            <text:p>create=GADMIN</text:p>
          </table:table-cell>
          <table:table-cell table:style-name="ce3" office:value-type="string">
            <text:p>icreate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send=GDEFAULT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masque de saisie(MASK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 familles</text:p>
          </table:table-cell>
          <table:table-cell table:style-name="ce1" office:value-type="string">
            <text:p>familles</text:p>
          </table:table-cell>
          <table:table-cell table:style-name="ce1" office:value-type="string">
            <text:p>attrid</text:p>
          </table:table-cell>
          <table:table-cell table:style-name="ce1" office:value-type="string">
            <text:p>visibilité</text:p>
          </table:table-cell>
          <table:table-cell table:style-name="ce1" office:value-type="string">
            <text:p>obligatoire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</text:p>
          </table:table-cell>
          <table:table-cell office:value-type="string">
            <text:p>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vues</text:p>
          </table:table-cell>
          <table:table-cell table:style-name="ce1" office:value-type="string">
            <text:p>id vue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zone</text:p>
          </table:table-cell>
          <table:table-cell table:style-name="ce1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"/>
          <table:table-cell table:style-name="ce3" office:value-type="string">
            <text:p>EUSER=GADMIN</text:p>
          </table:table-cell>
          <table:table-cell table:style-name="ce3" office:value-type="string">
            <text:p>EGROUP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7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06-08-15T15:47:43</meta:creation-date>
    <dc:creator>Jérôme Augé</dc:creator>
    <dc:date>2011-06-24T14:05:59</dc:date>
    <meta:editing-cycles>3</meta:editing-cycles>
    <meta:editing-duration>PT00H06M20S</meta:editing-duration>
    <meta:document-statistic meta:table-count="1" meta:cell-count="387" meta:object-count="0"/>
    <meta:user-defined meta:name="Info 1"/>
    <meta:user-defined meta:name="Info 2"/>
    <meta:user-defined meta:name="Info 3"/>
    <meta:user-defined meta:name="Info 4"/>
  </office:meta>
</office:document-meta>
</file>